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8964" officeooo:paragraph-rsid="000e8964" style:font-weight-asian="bold" style:font-weight-complex="bold"/>
    </style:style>
    <style:style style:name="P2" style:family="paragraph" style:parent-style-name="Standard">
      <style:text-properties fo:font-weight="bold" officeooo:rsid="000f3484" officeooo:paragraph-rsid="000f3484" style:font-weight-asian="bold" style:font-weight-complex="bold"/>
    </style:style>
    <style:style style:name="P3" style:family="paragraph" style:parent-style-name="Standard">
      <style:text-properties fo:font-weight="bold" officeooo:rsid="0011d39e" officeooo:paragraph-rsid="0011d39e" style:font-weight-asian="bold" style:font-weight-complex="bold"/>
    </style:style>
    <style:style style:name="P4" style:family="paragraph" style:parent-style-name="Standard">
      <style:text-properties fo:font-weight="bold" officeooo:rsid="0016ed7c" officeooo:paragraph-rsid="0016ed7c" style:font-weight-asian="bold" style:font-weight-complex="bold"/>
    </style:style>
    <style:style style:name="P5" style:family="paragraph" style:parent-style-name="Standard">
      <style:text-properties fo:font-weight="normal" officeooo:rsid="000e8964" officeooo:paragraph-rsid="000e8964" style:font-weight-asian="normal" style:font-weight-complex="normal"/>
    </style:style>
    <style:style style:name="P6" style:family="paragraph" style:parent-style-name="Standard">
      <style:text-properties fo:font-weight="normal" officeooo:rsid="000e8964" officeooo:paragraph-rsid="000f2960" style:font-weight-asian="normal" style:font-weight-complex="normal"/>
    </style:style>
    <style:style style:name="P7" style:family="paragraph" style:parent-style-name="Standard">
      <style:text-properties fo:font-weight="normal" officeooo:rsid="000f3484" officeooo:paragraph-rsid="000f3484" style:font-weight-asian="normal" style:font-weight-complex="normal"/>
    </style:style>
    <style:style style:name="P8" style:family="paragraph" style:parent-style-name="Standard">
      <style:text-properties fo:font-weight="normal" officeooo:rsid="0010deab" officeooo:paragraph-rsid="000f3484" style:font-weight-asian="normal" style:font-weight-complex="normal"/>
    </style:style>
    <style:style style:name="P9" style:family="paragraph" style:parent-style-name="Standard">
      <style:text-properties fo:font-weight="normal" officeooo:rsid="0010deab" officeooo:paragraph-rsid="0010deab" style:font-weight-asian="normal" style:font-weight-complex="normal"/>
    </style:style>
    <style:style style:name="P10" style:family="paragraph" style:parent-style-name="Standard">
      <style:text-properties fo:font-weight="normal" officeooo:rsid="001176e7" officeooo:paragraph-rsid="001176e7" style:font-weight-asian="normal" style:font-weight-complex="normal"/>
    </style:style>
    <style:style style:name="P11" style:family="paragraph" style:parent-style-name="Standard">
      <style:text-properties fo:font-weight="normal" officeooo:rsid="0011d39e" officeooo:paragraph-rsid="0011d39e" style:font-weight-asian="normal" style:font-weight-complex="normal"/>
    </style:style>
    <style:style style:name="P12" style:family="paragraph" style:parent-style-name="Standard">
      <style:text-properties fo:font-weight="normal" officeooo:rsid="0011d39e" officeooo:paragraph-rsid="00157d49" style:font-weight-asian="normal" style:font-weight-complex="normal"/>
    </style:style>
    <style:style style:name="P13" style:family="paragraph" style:parent-style-name="Standard">
      <style:text-properties fo:font-weight="normal" officeooo:rsid="00157d49" officeooo:paragraph-rsid="00157d49" style:font-weight-asian="normal" style:font-weight-complex="normal"/>
    </style:style>
    <style:style style:name="P14" style:family="paragraph" style:parent-style-name="Standard">
      <style:text-properties fo:font-weight="normal" officeooo:rsid="0016ed7c" officeooo:paragraph-rsid="0016ed7c" style:font-weight-asian="normal" style:font-weight-complex="normal"/>
    </style:style>
    <style:style style:name="P15" style:family="paragraph" style:parent-style-name="Standard">
      <style:text-properties fo:font-weight="normal" officeooo:rsid="001a18d9" officeooo:paragraph-rsid="001a18d9" style:font-weight-asian="normal" style:font-weight-complex="normal"/>
    </style:style>
    <style:style style:name="P16" style:family="paragraph" style:parent-style-name="Standard">
      <style:text-properties officeooo:paragraph-rsid="000f3484"/>
    </style:style>
    <style:style style:name="P17" style:family="paragraph" style:parent-style-name="Standard">
      <style:text-properties officeooo:paragraph-rsid="0010deab"/>
    </style:style>
    <style:style style:name="P18" style:family="paragraph" style:parent-style-name="Standard">
      <style:text-properties fo:font-weight="normal" officeooo:rsid="0010deab" officeooo:paragraph-rsid="0010deab" style:font-weight-asian="normal" style:font-weight-complex="normal"/>
    </style:style>
    <style:style style:name="P19" style:family="paragraph" style:parent-style-name="Standard">
      <style:text-properties fo:font-weight="bold" officeooo:rsid="001176e7" officeooo:paragraph-rsid="001176e7" style:font-weight-asian="bold" style:font-weight-complex="bold"/>
    </style:style>
    <style:style style:name="P20" style:family="paragraph" style:parent-style-name="Standard">
      <style:text-properties officeooo:paragraph-rsid="0016ed7c"/>
    </style:style>
    <style:style style:name="P21" style:family="paragraph" style:parent-style-name="Standard">
      <style:text-properties officeooo:paragraph-rsid="001a18d9"/>
    </style:style>
    <style:style style:name="P22" style:family="paragraph" style:parent-style-name="Standard">
      <style:paragraph-properties fo:break-before="page"/>
      <style:text-properties fo:font-weight="bold" officeooo:rsid="001176e7" officeooo:paragraph-rsid="001176e7" style:font-weight-asian="bold" style:font-weight-complex="bold"/>
    </style:style>
    <style:style style:name="T1" style:family="text">
      <style:text-properties fo:font-weight="normal" officeooo:rsid="000f3484" style:font-weight-asian="normal" style:font-weight-complex="normal"/>
    </style:style>
    <style:style style:name="T2" style:family="text">
      <style:text-properties fo:font-weight="normal" officeooo:rsid="0010deab" style:font-weight-asian="normal" style:font-weight-complex="normal"/>
    </style:style>
    <style:style style:name="T3" style:family="text">
      <style:text-properties officeooo:rsid="000f2960"/>
    </style:style>
    <style:style style:name="T4" style:family="text">
      <style:text-properties officeooo:rsid="0014c851"/>
    </style:style>
    <style:style style:name="T5" style:family="text">
      <style:text-properties officeooo:rsid="00157d49"/>
    </style:style>
    <style:style style:name="T6" style:family="text">
      <style:text-properties officeooo:rsid="001a18d9"/>
    </style:style>
    <style:style style:name="T7" style:family="text">
      <style:text-properties officeooo:rsid="001c6c9c"/>
    </style:style>
    <style:style style:name="T8" style:family="text">
      <style:text-properties fo:font-weight="bold" officeooo:rsid="001c6c9c" style:font-weight-asian="bold" style:font-weight-complex="bold"/>
    </style:style>
    <style:style style:name="T9" style:family="text">
      <style:text-properties fo:font-weight="bold" officeooo:rsid="0016ed7c" style:font-weight-asian="bold" style:font-weight-complex="bold"/>
    </style:style>
    <style:style style:name="T10" style:family="text">
      <style:text-properties fo:font-weight="bold" officeooo:rsid="001a18d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4 Branching</text:p>
      <text:p text:style-name="P1">4.1 – If-else branches</text:p>
      <text:p text:style-name="P5"><text:tab/>Do one thing under these conditions, otherwise do this other thing</text:p>
      <text:p text:style-name="P5"><text:tab/>what happens if the value changes midway through?</text:p>
      <text:p text:style-name="P5"><text:tab/>If x <text:s/>&lt; 10, print “it was smaller than 10”, x = 11, else print “it was at least 10”</text:p>
      <text:p text:style-name="P1">4.2 – if-else statements</text:p>
      <text:p text:style-name="P5"><text:tab/><text:span text:style-name="T3">if …: <text:s text:c="12"/>(python style calls for an indent of 4 spaces)</text:span></text:p>
      <text:p text:style-name="P5"><text:tab/><text:span text:style-name="T3">else:</text:span></text:p>
      <text:p text:style-name="P6"><text:tab/><text:span text:style-name="T3">difference between &lt; &lt;= &gt; &gt;=</text:span></text:p>
      <text:p text:style-name="P6"><text:tab/><text:span text:style-name="T3">equality operator ==</text:span></text:p>
      <text:p text:style-name="P6"><text:tab/><text:span text:style-name="T3">elif:</text:span></text:p>
      <text:p text:style-name="P2">4.3 – more if-else</text:p>
      <text:p text:style-name="P7"><text:tab/>multiple if statements can are each evaluated independently</text:p>
      <text:p text:style-name="P7"><text:tab/>car_age = 30</text:p>
      <text:p text:style-name="P7"><text:tab/>if car_age &gt;= 20 then you can get permanent registration</text:p>
      <text:p text:style-name="P7"><text:tab/>if car_age &lt; 4 then you are probably paying for it still</text:p>
      <text:p text:style-name="P7"><text:tab/>if car_age &gt; 10 then it has lost most most of its initial value but won’t decrease much further</text:p>
      <text:p text:style-name="P2">4.4 – equality and relational operators</text:p>
      <text:p text:style-name="P7"><text:tab/>a boolean is a type that has two values: True and False</text:p>
      <text:p text:style-name="P16"><text:span text:style-name="T1"><text:tab/></text:span><text:span text:style-name="T2">== returns a boolean value</text:span></text:p>
      <text:p text:style-name="P8"><text:tab/>if statements generally use a bool, but can use 0 for false, nonzero for true</text:p>
      <text:p text:style-name="P17"><text:span text:style-name="T1"><text:tab/>== </text:span><text:span text:style-name="T2">means a is equal to b</text:span></text:p>
      <text:p text:style-name="P9"><text:tab/>!= means a is not equal to b</text:p>
      <text:p text:style-name="P9"><text:tab/>if x = 5, y = 7</text:p>
      <text:p text:style-name="P9"><text:tab/>x == y</text:p>
      <text:p text:style-name="P9"><text:tab/>x != y</text:p>
      <text:p text:style-name="P9"/>
      <text:p text:style-name="P9"><text:tab/>&lt;, &gt;, &lt;=, &gt;= all return type bool</text:p>
      <text:p text:style-name="P9"><text:tab/>test for negative number, non-negative, positive</text:p>
      <text:p text:style-name="P9"/>
      <text:p text:style-name="P9">-----------------------------<text:span text:style-name="T7">end of class ----------------------</text:span></text:p>
      <text:p text:style-name="P19"/>
      <text:p text:style-name="P22">4.5 – Boolean operators and expressions</text:p>
      <text:p text:style-name="P10"><text:tab/>typical naming of boolean values: isCentered</text:p>
      <text:p text:style-name="P10"><text:tab/>myBool = True</text:p>
      <text:p text:style-name="P10"><text:tab/>isCentered = leftPadding == rightPadding</text:p>
      <text:p text:style-name="P10"><text:tab/>boolean operators</text:p>
      <text:p text:style-name="P10"><text:tab/>and</text:p>
      <text:p text:style-name="P10"><text:tab/>or</text:p>
      <text:p text:style-name="P10"><text:tab/>not</text:p>
      <text:p text:style-name="P10"><text:tab/>isCentered = (leftPadding == rightPadding) or (leftPadding == rightPadding + 1)</text:p>
      <text:p text:style-name="P10"><text:tab/>truth tables for and, or, not</text:p>
      <text:p text:style-name="P10"><text:tab/></text:p>
      <text:p text:style-name="P10"><text:tab/>evaluating a more complicated expression</text:p>
      <text:p text:style-name="P10"><text:tab/>numPeople = 10, numCars = 2</text:p>
      <text:p text:style-name="P10"><text:tab/>evaluate: not ((numPeople &gt;= 10) and (numCars &gt; 2))</text:p>
      <text:p text:style-name="P10"/>
      <text:p text:style-name="P3">4.6 – Membership operators</text:p>
      <text:p text:style-name="P11"><text:tab/>in, not in for lists, <text:span text:style-name="T4">sets</text:span></text:p>
      <text:p text:style-name="P11"><text:tab/>list1 = [1, 3.<text:span text:style-name="T5">1</text:span>, ‘ab’, ‘qwer’]</text:p>
      <text:p text:style-name="P11"><text:tab/>print(1 in list1)</text:p>
      <text:p text:style-name="P11"><text:tab/>print(2 in list1)</text:p>
      <text:p text:style-name="P11"><text:tab/><text:span text:style-name="T4">mySet = {‘asdf’, 1234, 1.23}</text:span></text:p>
      <text:p text:style-name="P11"><text:tab/><text:span text:style-name="T5">myValue = 3.1</text:span></text:p>
      <text:p text:style-name="P11"><text:tab/><text:span text:style-name="T5">id(myValue)</text:span></text:p>
      <text:p text:style-name="P11"><text:tab/><text:span text:style-name="T5">id(list1[1])</text:span></text:p>
      <text:p text:style-name="P11"><text:tab/><text:span text:style-name="T5">myValue in list1</text:span></text:p>
      <text:p text:style-name="P11"><text:tab/><text:span text:style-name="T5">this compares values, not id</text:span></text:p>
      <text:p text:style-name="P12"><text:tab/></text:p>
      <text:p text:style-name="P13"><text:tab/>this can be used to check for substring in string</text:p>
      <text:p text:style-name="P12"><text:tab/>‘<text:span text:style-name="T5">sd’ in mySet</text:span></text:p>
      <text:p text:style-name="P12"><text:tab/>‘<text:span text:style-name="T5">sd’ in mySet[0]</text:span></text:p>
      <text:p text:style-name="P12"/>
      <text:p text:style-name="P12"><text:tab/><text:span text:style-name="T5">in checks dictionary keys, but not the values</text:span></text:p>
      <text:p text:style-name="P12"><text:tab/><text:span text:style-name="T5">myDictionary = {‘A’:1, ‘B’: 2, ‘C’: 3}</text:span></text:p>
      <text:p text:style-name="P12"><text:tab/>‘<text:span text:style-name="T5">A’ in myDictionary</text:span></text:p>
      <text:p text:style-name="P12"><text:tab/><text:span text:style-name="T5">1 in myDictionary</text:span></text:p>
      <text:p text:style-name="P12"/>
      <text:p text:style-name="P12"><text:tab/><text:span text:style-name="T5">is/is not</text:span></text:p>
      <text:p text:style-name="P12"><text:tab/><text:span text:style-name="T5">compare two objects by id</text:span></text:p>
      <text:p text:style-name="P12"><text:tab/><text:span text:style-name="T5">float1 = 4.0</text:span></text:p>
      <text:p text:style-name="P12"><text:tab/><text:span text:style-name="T5">float2 = 8.0 / 2</text:span></text:p>
      <text:p text:style-name="P13"><text:tab/>float3 = float1</text:p>
      <text:p text:style-name="P12"><text:tab/><text:span text:style-name="T5">float1 is float2</text:span></text:p>
      <text:p text:style-name="P12"><text:tab/><text:span text:style-name="T5">float1 is float3</text:span></text:p>
      <text:p text:style-name="P12"><text:tab/><text:span text:style-name="T5">float1 == float2</text:span></text:p>
      <text:p text:style-name="P12"><text:tab/><text:span text:style-name="T5">float1 == float3</text:span></text:p>
      <text:p text:style-name="P4"/>
      <text:p text:style-name="P4">4.7 order of evaluation</text:p>
      <text:p text:style-name="P14"><text:tab/>precedence rules</text:p>
      <text:p text:style-name="P14"><text:tab/>()</text:p>
      <text:p text:style-name="P14"><text:soft-page-break/><text:tab/>* / % + -</text:p>
      <text:p text:style-name="P14"><text:tab/>&lt; &lt;= &gt; &gt;= == !=</text:p>
      <text:p text:style-name="P14"><text:tab/>not</text:p>
      <text:p text:style-name="P14"><text:tab/>and</text:p>
      <text:p text:style-name="P14"><text:tab/>or</text:p>
      <text:p text:style-name="P14"/>
      <text:p text:style-name="P14"><text:tab/>x + 1 &gt; y * z or z == 3</text:p>
      <text:p text:style-name="P14"/>
      <text:p text:style-name="P14"><text:tab/>this can be confusing if parentheses aren’t included</text:p>
      <text:p text:style-name="P14"><text:tab/>not a == b… if this was intending to mean (not a) == b, but actually means not (a == b)</text:p>
      <text:p text:style-name="P14"/>
      <text:p text:style-name="P14"><text:tab/>not a or not b</text:p>
      <text:p text:style-name="P14"><text:tab/>not a or b</text:p>
      <text:p text:style-name="P14"/>
      <text:p text:style-name="P20"><text:span text:style-name="T8">4</text:span><text:span text:style-name="T9">.8 Code blocks and indentation</text:span></text:p>
      <text:p text:style-name="P14"><text:tab/>code blocks – series of statements that are grouped together</text:p>
      <text:p text:style-name="P14"><text:tab/><text:span text:style-name="T6">you can only change the indentation level at certain times – it is used to determine where the blocks are</text:span></text:p>
      <text:p text:style-name="P21"><text:span text:style-name="T8">4</text:span><text:span text:style-name="T10">.9 Conditional expressions</text:span></text:p>
      <text:p text:style-name="P15"><text:tab/>generally avoid them, but they are of the form</text:p>
      <text:p text:style-name="P15"><text:tab/>expr_when_true if condition else expr_when_false</text:p>
      <text:p text:style-name="P15"><text:tab/>y = 5 if (x == 2) else 9 * x</text:p>
      <text:p text:style-name="P15"/>
      <text:p text:style-name="P15"><text:tab/>they can hurt readability since the traditional left-right order is changed</text:p>
      <text:p text:style-name="P1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1:41:31.798402537</meta:creation-date>
    <dc:date>2021-02-10T14:41:56.570206005</dc:date>
    <meta:editing-duration>PT3H58M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3" meta:paragraph-count="93" meta:word-count="518" meta:character-count="2812" meta:non-whitespace-character-count="2282"/>
  </office:meta>
</office:document-meta>
</file>